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宋体" style:font-family-asian="宋体" style:font-family-complex="宋体"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2.00pt" fo:font-weight="bold" fo:font-family="'Liberation Serif'" style:font-family-asian="'Liberation Serif'" style:font-family-complex="'Liberation Serif'"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bold"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宋体" style:font-family-asian="宋体" style:font-family-complex="宋体"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宋体" style:font-family-asian="宋体" style:font-family-complex="宋体"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2.00pt" fo:font-weight="bold" fo:font-family="'Liberation Serif'" style:font-family-asian="'Liberation Serif'" style:font-family-complex="'Liberation Serif'"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2.00pt" fo:font-weight="bold"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2.00pt" fo:font-weight="bold"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2.00pt" fo:font-weight="bold" fo:font-family="'Liberation Serif'" style:font-family-asian="'Liberation Serif'" style:font-family-complex="'Liberation Serif'"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2.00pt" fo:font-weight="bold" fo:font-family="'Liberation Serif'" style:font-family-asian="'Liberation Serif'" style:font-family-complex="'Liberation Serif'"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2.00pt" fo:font-weight="bold" fo:font-family="'Liberation Serif'" style:font-family-asian="'Liberation Serif'" style:font-family-complex="'Liberation Serif'"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2.00pt" fo:font-weight="bold" fo:font-family="'Liberation Serif'" style:font-family-asian="'Liberation Serif'" style:font-family-complex="'Liberation Serif'"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1.00pt" fo:font-weight="normal" fo:font-family="宋体" style:font-family-asian="宋体" style:font-family-complex="宋体"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宋体" style:font-family-asian="宋体" style:font-family-complex="宋体"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1.00pt" fo:font-weight="normal" fo:font-family="宋体" style:font-family-asian="宋体" style:font-family-complex="宋体"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宋体" style:font-family-asian="宋体" style:font-family-complex="宋体"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1.00pt" fo:font-weight="normal" fo:font-family="宋体" style:font-family-asian="宋体" style:font-family-complex="宋体"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1.00pt" fo:font-weight="normal" fo:font-family="宋体" style:font-family-asian="宋体" style:font-family-complex="宋体"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office:automatic-styles>
  <office:body>
    <office:text>
      <text:p text:style-name="P1"><text:span text:style-name="T1">Theorem Proving<text:s text:c="2"/>of First Order Logic for Solving Pronoun Disambiguation Problems</text:span></text:p>
      <text:p text:style-name="P1"><text:span text:style-name="T2"/></text:p>
      <text:p text:style-name="P2"><text:span text:style-name="T3">abstract</text:span></text:p>
      <text:p text:style-name="P2"><text:span text:style-name="T3">In this paper, we propose theorem proving of first order logic for solving pronoun disambiguation problems(PDP). The PDP task introduced in this paper contains the extended version of the publicly available questions in the Winograd Schema Challenge(WSC)</text:span><text:span text:style-name="T4">[1]</text:span><text:span text:style-name="T5">. To solve publicly available questions in the WSC, a question answering system must have the ability of finding the commonsense knowlegde and reasoning out the answer based on the commonsense knowledge. To focus on the ability of reasoning out the answer, we build the extended version of publicly availabe questions in the WSC by manually adding related commonsense knowledge to each question. And then we build a question answering system using the alogrithm of theorem proving of first order logic. In result, our quesion answering system achieves 63.75% accuracy, outperforming R-NET</text:span><text:span text:style-name="T6">[2]</text:span><text:span text:style-name="T7"><text:s/>in the test set.</text:span></text:p>
      <text:p text:style-name="P2"><text:span text:style-name="T8"/></text:p>
      <text:p text:style-name="P2"><text:span text:style-name="T9">Keywords: Winograd Schema Challenge(WSC), First Order Logic, Pronoun Disambiguation Problems, Logical Reasoning</text:span></text:p>
      <text:p text:style-name="P2"><text:span text:style-name="T10"/></text:p>
      <text:p text:style-name="P2"><text:span text:style-name="T10"/></text:p>
      <text:p text:style-name="P2"><text:span text:style-name="T11">1. Introduction</text:span></text:p>
      <text:p text:style-name="P2"><text:span text:style-name="T11"><text:tab/>What is WSC.</text:span></text:p>
      <text:p text:style-name="P2"><text:span text:style-name="T11"><text:tab/>Difficulty in Solving WSC</text:span></text:p>
      <text:p text:style-name="P2"><text:span text:style-name="T11"><text:s/><text:tab/>Our method</text:span></text:p>
      <text:p text:style-name="P2"><text:span text:style-name="T11"><text:tab/>Introduce the remaining parts of this paper</text:span></text:p>
      <text:p text:style-name="P2"><text:span text:style-name="T11"><text:tab/></text:span></text:p>
      <text:p text:style-name="P2"><text:span text:style-name="T11">In recent years, many systems which do not have the human-like intelligence have passed the Turing Test</text:span><text:span text:style-name="T12">[3]</text:span><text:span text:style-name="T13">. Therefore, many possible Turing Test alternatives have been proposed<text:s/></text:span><text:span text:style-name="T14">[4,5,6]</text:span><text:span text:style-name="T15">. Among these possible alternatives, the Winograd Schema Challenge(WSC) is proposed by Hector Levesque, a computer scientist at the university of Toronto. It is a multiple-choice test that employs questions of a very specific structure</text:span><text:span text:style-name="T16">[7, wiki]</text:span><text:span text:style-name="T17">. Every Winograd Schema(WS) question is a pronoun disambiguation problem. For example</text:span><text:span text:style-name="T18">[8, wsc collections]</text:span><text:span text:style-name="T19">:</text:span></text:p>
      <text:p text:style-name="P2"><text:span text:style-name="T19"><text:tab/>Description: The trophy doesn’t fit into the brown suitcase because it’s too small. </text:span></text:p>
      <text:p text:style-name="P2"><text:span text:style-name="T19"><text:tab/>Question: What is too small?</text:span></text:p>
      <text:p text:style-name="P2"><text:span text:style-name="T19"><text:tab/>Candidate answers: The trophy / the brown suitcase.</text:span></text:p>
      <text:p text:style-name="P2"><text:span text:style-name="T19">To solve the example problem showed above is to find the word to replace “what” in the question sentence. As we know, if thing A is big and thing B is small, then thing A can’t fit into thing B. So, by substituting "thing A" with "the trophy" and substituting "thing B" with "the brown suitcase", we can reason that if the trophy is big and the brown suitcase is big, then the trophy dosen't fit into the brown suitcase.So we know that the correct answer to this question is “the brown suitcase”. But for a machine, it might not have commonsense knowledge about the relationship between the word “small” and the phrase “fit into”, and it doesn’t know how to use commonsense knowledge to reason out the correct answer. Therefore, the key to solve WS question is to find the commonsense knowledge related to the question and reason out the answer by using the commonsense knowledge. To solve WS question,<text:s/></text:span><text:span text:style-name="T20">Arpit Sharma et al.</text:span><text:span text:style-name="T21"><text:s/></text:span><text:span text:style-name="T22">[2015]<text:s/></text:span><text:span text:style-name="T23">used Google search to find the related commonsense knowledge and then used semantic parser to build the semantic representation graphs of the commonsense knowledge and the question. Finally, they reasoned on theses semantic representation graphs to find the answer. Among 282 WS questions, they select 71 pairs of the questions to solve and their system was able to answer 53 pairs.<text:s/></text:span><text:span text:style-name="T24">Quan Liu et al. [2016]</text:span><text:span text:style-name="T25"><text:s/>proposed a commonsense knowledge enhanced embeddings model, which uses three knowledge base, WordNet, ConceptNet, CauseCom to search for commonsense knowledge related to the question and then uses the commonsense knowledge to learn knowledge enhanced embeddings. It achieves the best system with the highest accuracy 58.3% in 2016 Winograd Schema Challenge. Both of these two methods use its own way to find commmonsense knowledge and then use commonsense knwoledge to reason out the answer, so theses two methods may get different number of correct commonsense knowledge to the WS question and we can't explicitly tell which method has the better ability of reasoning. Therefore, we can manually add commonsense knowledge in the form of natural language for each WS question, which we call extended winograd schema(ExtWS) question. For example:</text:span></text:p>
      <text:p text:style-name="P3"><text:span text:style-name="T26"><text:tab/>Description: The trophy doesn’t fit into the brown suitcase because it’s too small. </text:span></text:p>
      <text:p text:style-name="P3"><text:span text:style-name="T26"><text:tab/>Knowledge: If thing A is big and thing B is small, then thing A can't fit into thing B.</text:span></text:p>
      <text:p text:style-name="P3"><text:span text:style-name="T26"><text:tab/>Question: What is too small?</text:span></text:p>
      <text:p text:style-name="P3"><text:span text:style-name="T26"><text:tab/>Candidate answers: The trophy / the brown suitcase.</text:span></text:p>
      <text:p text:style-name="P3"><text:span text:style-name="T26">ExtWS question can be used to test a question answering system's ability of reading understanding and reasoning on natural language. To solve ExtWS questions, we proposed theorem proving of first order logic algorithm and we got 63.75% on 298 ExtWS questions and we used<text:s/></text:span><text:span text:style-name="T27">R-NET[2016]</text:span><text:span text:style-name="T28"><text:s/>to solve ExtWS questions, and make a compristion between these two results.</text:span></text:p>
      <text:p text:style-name="P4"><text:span text:style-name="T28">The remainder of the paper will start with introducing the preparation of building our question answering system, and then we will introduce the alogrithm of theorem proving of first order logic.After that, we present the experiment result and experiment analysis on solving ExtWSC. At last, we make conclusion and talk about our future work.<text:s/></text:span><text:span text:style-name="T29"/></text:p>
      <text:p text:style-name="P4"><text:span text:style-name="T30"/></text:p>
      <text:p text:style-name="P4"><text:span text:style-name="T31">2. The Research Motivation</text:span></text:p>
      <text:p text:style-name="P4"><text:span text:style-name="T32"/></text:p>
      <text:p text:style-name="P4"><text:span text:style-name="T33">3. Preparation</text:span></text:p>
      <text:p text:style-name="P4"><text:span text:style-name="T33">WSC</text:span></text:p>
      <text:p text:style-name="P4"><text:span text:style-name="T33">Sempre</text:span></text:p>
      <text:p text:style-name="P4"><text:span text:style-name="T33">Z3</text:span></text:p>
      <text:p text:style-name="P4"><text:span text:style-name="T34"/></text:p>
      <text:p text:style-name="P4"><text:span text:style-name="T35">4. Algorithm</text:span></text:p>
      <text:p text:style-name="P4"><text:span text:style-name="T36"/></text:p>
      <text:p text:style-name="P4"><text:span text:style-name="T37">5. Experiments</text:span></text:p>
      <text:p text:style-name="P4"><text:span text:style-name="T38"/></text:p>
      <text:p text:style-name="P4"><text:span text:style-name="T39">6. Conclusions</text:span></text:p>
      <text:p text:style-name="P4"><text:span text:style-name="T40"/></text:p>
      <text:p text:style-name="P4"><text:span text:style-name="T41">Reference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